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df851" officeooo:paragraph-rsid="000df851"/>
    </style:style>
    <style:style style:name="P2" style:family="paragraph" style:parent-style-name="Standard">
      <style:text-properties fo:font-weight="bold" officeooo:rsid="000df851" officeooo:paragraph-rsid="000df851" style:font-weight-asian="bold" style:font-weight-complex="bold"/>
    </style:style>
    <style:style style:name="P3" style:family="paragraph" style:parent-style-name="Standard">
      <style:text-properties fo:font-weight="bold" officeooo:rsid="000ffe31" officeooo:paragraph-rsid="000ffe31" style:font-weight-asian="bold" style:font-weight-complex="bold"/>
    </style:style>
    <style:style style:name="P4" style:family="paragraph" style:parent-style-name="Standard">
      <style:text-properties fo:font-weight="bold" officeooo:rsid="00134de9" officeooo:paragraph-rsid="00134de9" style:font-weight-asian="bold" style:font-weight-complex="bold"/>
    </style:style>
    <style:style style:name="P5" style:family="paragraph" style:parent-style-name="Standard">
      <style:text-properties fo:font-weight="bold" officeooo:rsid="00134de9" officeooo:paragraph-rsid="001362f0" style:font-weight-asian="bold" style:font-weight-complex="bold"/>
    </style:style>
    <style:style style:name="P6" style:family="paragraph" style:parent-style-name="Standard">
      <style:text-properties fo:font-weight="bold" officeooo:rsid="0013c0fe" officeooo:paragraph-rsid="0013c0fe" style:font-weight-asian="bold" style:font-weight-complex="bold"/>
    </style:style>
    <style:style style:name="P7" style:family="paragraph" style:parent-style-name="Standard">
      <style:text-properties fo:font-weight="bold" officeooo:rsid="0014c6c2" officeooo:paragraph-rsid="0014c6c2" style:font-weight-asian="bold" style:font-weight-complex="bold"/>
    </style:style>
    <style:style style:name="P8" style:family="paragraph" style:parent-style-name="Standard">
      <style:text-properties fo:font-weight="bold" officeooo:rsid="001664a7" officeooo:paragraph-rsid="001664a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491e" style:font-weight-asian="normal" style:font-weight-complex="normal"/>
    </style:style>
    <style:style style:name="T3" style:family="text">
      <style:text-properties fo:font-weight="normal" officeooo:rsid="000ffe31" style:font-weight-asian="normal" style:font-weight-complex="normal"/>
    </style:style>
    <style:style style:name="T4" style:family="text">
      <style:text-properties fo:font-weight="normal" officeooo:rsid="0010c17b" style:font-weight-asian="normal" style:font-weight-complex="normal"/>
    </style:style>
    <style:style style:name="T5" style:family="text">
      <style:text-properties fo:font-weight="normal" officeooo:rsid="00134de9" style:font-weight-asian="normal" style:font-weight-complex="normal"/>
    </style:style>
    <style:style style:name="T6" style:family="text">
      <style:text-properties fo:font-weight="normal" officeooo:rsid="001362f0" style:font-weight-asian="normal" style:font-weight-complex="normal"/>
    </style:style>
    <style:style style:name="T7" style:family="text">
      <style:text-properties fo:font-weight="normal" officeooo:rsid="0013c0fe" style:font-weight-asian="normal" style:font-weight-complex="normal"/>
    </style:style>
    <style:style style:name="T8" style:family="text">
      <style:text-properties officeooo:rsid="000ffe31"/>
    </style:style>
    <style:style style:name="T9" style:family="text">
      <style:text-properties officeooo:rsid="0010c17b"/>
    </style:style>
    <style:style style:name="T10" style:family="text">
      <style:text-properties officeooo:rsid="001362f0"/>
    </style:style>
    <style:style style:name="T11" style:family="text">
      <style:text-properties officeooo:rsid="0013c0f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llection framework:</text:p>
      <text:p text:style-name="P2"><text:s text:c="7"/><text:span text:style-name="T1"><text:s text:c="6"/><text:tab/></text:span></text:p>
      <text:p text:style-name="P1"><text:tab/>java collection framework that provides an architecture to store and manipulate the group of objects. Ala the operations performed on data such as searching,sorting,insertion,manipulation , deletion ete. </text:p>
      <text:p text:style-name="P1">Collection framework defines several classes and interfaces to represents a group of objects as a single unit.</text:p>
      <text:p text:style-name="P2">What is collection framework.</text:p>
      <text:p text:style-name="P2"><text:tab/>Interfaces<text:span text:style-name="T1">: these are abstract data types that represents collection. </text:span><text:span text:style-name="T2">Interfaces allow collections to be manipulated independently of the details of their representation. </text:span></text:p>
      <text:p text:style-name="P2"><text:span text:style-name="T2"><text:s/><text:tab/></text:span><text:span text:style-name="T8">Implementation</text:span><text:span text:style-name="T3">: These are the concrete implementation of the collection interfaces. They are </text:span><text:span text:style-name="T4">re-useful</text:span><text:span text:style-name="T3"> data structures.</text:span></text:p>
      <text:p text:style-name="P3"><text:tab/>Algorithms<text:span text:style-name="T1">: these are the methods that perform useful computations,such as searching and sorting, on objects that implementation collection interface. The algorithms are said to be polymorphic: <text:s/></text:span><text:span text:style-name="T4">that is, the same method can be used on many different implementation of the appropriate collection interface. Algorithms are reusable functionality.</text:span></text:p>
      <text:p text:style-name="P3"><text:span text:style-name="T4"/></text:p>
      <text:p text:style-name="P4"><text:span text:style-name="T9">A</text:span>rraylist<text:span text:style-name="T1">:</text:span></text:p>
      <text:p text:style-name="P4"><text:span text:style-name="T1"><text:s text:c="10"/></text:span></text:p>
      <text:p text:style-name="P4"><text:span text:style-name="T1"/></text:p>
      <text:p text:style-name="P2"><text:span text:style-name="T1"><text:s/></text:span><text:span text:style-name="T5"><text:tab/>arraylist class implemented <text:s/>List interface and it is based on the array data structures. Its offers functionality and flexibility, arrayList is a resizable-array implementation of the list interface.</text:span></text:p>
      <text:p text:style-name="P2"><text:span text:style-name="T5"/></text:p>
      <text:p text:style-name="P4"><text:span text:style-name="T1">&lt;&lt;interface&gt;&gt;List <text:s/>--------→ ArrayList, LinkedList.</text:span></text:p>
      <text:p text:style-name="P4"><text:span text:style-name="T1"/></text:p>
      <text:p text:style-name="P4">Why arraylist is better than array?</text:p>
      <text:p text:style-name="P5"><text:span text:style-name="T1"><text:s text:c="38"/>Arrays are fixed length size not changeable , adding is not possible, removing elements size not sink. Arrylist automatically increase size of the arraylist, remove time shrink array size. Predefined methods are used our tasks are very easy.</text:span></text:p>
      <text:p text:style-name="P5"><text:span text:style-name="T1"/></text:p>
      <text:p text:style-name="P5"><text:span text:style-name="T6">ArrayList&lt;Integer&gt; <text:s/>alist = new ArrayList&lt;Integer&gt;</text:span><text:span text:style-name="T1"> </text:span><text:span text:style-name="T6">();</text:span></text:p>
      <text:p text:style-name="P5"><text:span text:style-name="T6"/></text:p>
      <text:p text:style-name="P6"><text:span text:style-name="T10">I</text:span>terator<text:span text:style-name="T1">:</text:span></text:p>
      <text:p text:style-name="P6"><text:span text:style-name="T1"><text:s/>iterator is an interface which belongs to collection framework.it allows us to traverse the collection, access the data element and remove the data elements of the collection.</text:span></text:p>
      <text:p text:style-name="P7"><text:span text:style-name="T1"/></text:p>
      <text:p text:style-name="P7"><text:span text:style-name="T1">Iterator ite=list.iterator();</text:span></text:p>
      <text:p text:style-name="P7"><text:span text:style-name="T1">while(ite.hasNext())</text:span></text:p>
      <text:p text:style-name="P7"><text:span text:style-name="T1">sysout(ite.next()+” ”)</text:span></text:p>
      <text:p text:style-name="P7"><text:span text:style-name="T1">}}</text:span></text:p>
      <text:p text:style-name="P7"><text:span text:style-name="T7"/></text:p>
      <text:p text:style-name="P7"><text:span text:style-name="T7"/></text:p>
      <text:p text:style-name="P8"><text:span text:style-name="T11">a</text:span>ddAll(int index,collection c):</text:p>
      <text:p text:style-name="P8"><text:tab/></text:p>
      <text:p text:style-name="P8"><text:span text:style-name="T1"><text:tab/>This method inserts all of the elements in the specified collection into this list, starting at the specified position.</text:span>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3:40:01.124194518</meta:creation-date>
    <dc:date>2019-12-11T01:40:06.896168886</dc:date>
    <meta:editing-duration>P1DT11H19M35S</meta:editing-duration>
    <meta:editing-cycles>2</meta:editing-cycles>
    <meta:generator>LibreOffice/5.3.6.1$Linux_X86_64 LibreOffice_project/30$Build-1</meta:generator>
    <meta:document-statistic meta:table-count="0" meta:image-count="0" meta:object-count="0" meta:page-count="1" meta:paragraph-count="24" meta:word-count="274" meta:character-count="2068" meta:non-whitespace-character-count="1738"/>
  </office:meta>
</office:document-meta>
</file>